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f30" officeooo:paragraph-rsid="00140f30"/>
    </style:style>
    <style:style style:name="P2" style:family="paragraph" style:parent-style-name="Standard">
      <style:text-properties officeooo:rsid="00140f30" officeooo:paragraph-rsid="00140f30"/>
    </style:style>
    <style:style style:name="P3" style:family="paragraph" style:parent-style-name="Standard">
      <style:text-properties officeooo:rsid="00157bce" officeooo:paragraph-rsid="00157bce"/>
    </style:style>
    <style:style style:name="T1" style:family="text">
      <style:text-properties officeooo:rsid="00140f30"/>
    </style:style>
    <style:style style:name="T2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span text:style-name="T1">MODELO RELACIONAL </text:span></text:p>
      <text:p text:style-name="Standard"><text:tab/><text:tab/><text:tab/></text:p>
      <text:p text:style-name="Standard"/>
      <text:p text:style-name="P1">Usuario(<text:span text:style-name="T2">dni</text:span>,nombre,pago,Tipo,contraseña)</text:p>
      <text:p text:style-name="P1"/>
      <text:p text:style-name="P1">Almacén(<text:span text:style-name="T2">idAlmacén</text:span>,nombre,sección)</text:p>
      <text:p text:style-name="P1"/>
      <text:p text:style-name="P1">Producto(<text:span text:style-name="T2">idProducto</text:span>,nombre,tipo,stock)</text:p>
      <text:p text:style-name="P3"/>
      <text:p text:style-name="P3">Tipo(<text:span text:style-name="T2">IdTipo</text:span>,nombre)</text:p>
      <text:p text:style-name="P3"/>
      <text:p text:style-name="P3">Pedido(<text:span text:style-name="T2">numeroPedido</text:span>,factura,estado)</text:p>
      <text:p text:style-name="P3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08:26:00.345000000</dc:date>
    <meta:editing-duration>PT17M37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7" meta:word-count="7" meta:character-count="189" meta:non-whitespace-character-count="181"/>
  </office:meta>
</office:document-meta>
</file>